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2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1.8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1.6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6.35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cm" fo:min-width="5.33cm"/>
      <style:paragraph-properties style:writing-mode="lr-tb"/>
    </style:style>
    <style:style style:name="gr7" style:family="graphic" style:parent-style-name="objectwithoutfill">
      <style:graphic-properties draw:marker-end="Groty_20_strzałek_20_3" draw:marker-end-width="0.3cm" draw:fill="none" draw:textarea-vertical-align="middle"/>
    </style:style>
    <style:style style:name="gr8" style:family="graphic" style:parent-style-name="objectwithoutfill">
      <style:graphic-properties draw:marker-end="Groty_20_strzałek_20_4" draw:marker-end-width="0.3cm" draw:fill="none" draw:textarea-vertical-align="middle"/>
    </style:style>
    <style:style style:name="gr9" style:family="graphic" style:parent-style-name="objectwithoutfill">
      <style:graphic-properties draw:marker-end="Groty_20_strzałek_20_5" draw:marker-end-width="0.3cm" draw:fill="none" draw:textarea-vertical-align="middle"/>
    </style:style>
    <style:style style:name="gr10" style:family="graphic" style:parent-style-name="objectwithoutfill">
      <style:graphic-properties draw:marker-end="Groty_20_strzałek_20_6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6.032cm"/>
      <style:paragraph-properties style:writing-mode="lr-tb"/>
    </style:style>
    <style:style style:name="gr12" style:family="graphic" style:parent-style-name="objectwithoutfill">
      <style:graphic-properties draw:marker-end="Groty_20_strzałek_20_7" draw:marker-end-width="0.3cm" draw:fill="none" draw:textarea-vertical-align="middle"/>
    </style:style>
    <style:style style:name="gr13" style:family="graphic" style:parent-style-name="objectwithoutfill">
      <style:graphic-properties draw:marker-end="Groty_20_strzałek_20_8" draw:marker-end-width="0.3cm" draw:fill="none" draw:textarea-vertical-align="middle"/>
    </style:style>
    <style:style style:name="gr14" style:family="graphic" style:parent-style-name="objectwithoutfill">
      <style:graphic-properties draw:marker-end="Groty_20_strzałek_20_9" draw:marker-end-width="0.3cm" draw:fill="none" draw:textarea-vertical-align="middle"/>
    </style:style>
    <style:style style:name="gr15" style:family="graphic" style:parent-style-name="objectwithoutfill">
      <style:graphic-properties draw:marker-end="Groty_20_strzałek_20_10" draw:marker-end-width="0.3cm" draw:fill="none" draw:textarea-vertical-align="middle"/>
    </style:style>
    <style:style style:name="gr16" style:family="graphic" style:parent-style-name="standard">
      <style:graphic-properties draw:opacity="50%" draw:textarea-horizontal-align="justify" draw:textarea-vertical-align="top" draw:auto-grow-height="false" fo:min-height="6.518cm" fo:min-width="6.26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78cm" fo:min-width="3.87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78cm" fo:min-width="4.8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6cm" fo:min-width="5.735cm"/>
      <style:paragraph-properties style:writing-mode="lr-tb"/>
    </style:style>
    <style:style style:name="gr20" style:family="graphic" style:parent-style-name="objectwithoutfill">
      <style:graphic-properties draw:marker-end="Groty_20_strzałek_20_11" draw:marker-end-width="0.3cm" draw:fill="none" draw:textarea-vertical-align="middle"/>
    </style:style>
    <style:style style:name="gr21" style:family="graphic" style:parent-style-name="objectwithoutfill">
      <style:graphic-properties draw:marker-end="Groty_20_strzałek_20_12" draw:marker-end-width="0.3cm" draw:fill="none" draw:textarea-vertical-align="middle"/>
    </style:style>
    <style:style style:name="gr22" style:family="graphic" style:parent-style-name="objectwithoutfill">
      <style:graphic-properties draw:marker-end="Groty_20_strzałek_20_13" draw:marker-end-width="0.3cm" draw:fill="none" draw:textarea-vertical-align="middle"/>
    </style:style>
    <style:style style:name="gr23" style:family="graphic" style:parent-style-name="objectwithoutfill">
      <style:graphic-properties draw:marker-end="Groty_20_strzałek_20_14" draw:marker-end-width="0.3cm" draw:fill="none" draw:textarea-vertical-align="middle"/>
    </style:style>
    <style:style style:name="gr24" style:family="graphic" style:parent-style-name="standard">
      <style:graphic-properties draw:opacity="50%" draw:textarea-horizontal-align="justify" draw:textarea-vertical-align="top" draw:auto-grow-height="false" fo:min-height="5.39cm" fo:min-width="7.3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6cm" fo:min-width="5.556cm"/>
      <style:paragraph-properties style:writing-mode="lr-tb"/>
    </style:style>
    <style:style style:name="gr26" style:family="graphic" style:parent-style-name="objectwithoutfill">
      <style:graphic-properties draw:marker-end="Groty_20_strzałek_20_15" draw:marker-end-width="0.3cm" draw:fill="none" draw:textarea-vertical-align="middle"/>
    </style:style>
    <style:style style:name="gr27" style:family="graphic" style:parent-style-name="objectwithoutfill">
      <style:graphic-properties draw:marker-end="Groty_20_strzałek_20_16" draw:marker-end-width="0.3cm" draw:fill="none" draw:textarea-vertical-align="middle"/>
    </style:style>
    <style:style style:name="gr28" style:family="graphic" style:parent-style-name="objectwithoutfill">
      <style:graphic-properties draw:marker-end="Groty_20_strzałek_20_1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onnector draw:style-name="gr1" draw:text-style-name="P1" draw:layer="controls" svg:x1="14.75cm" svg:y1="2.75cm" svg:x2="14.75cm" svg:y2="3.5cm" draw:start-shape="id1" draw:start-glue-point="8" draw:end-shape="id2" draw:end-glue-point="0" svg:d="M14750 2750v750" svg:viewBox="0 0 1 751">
          <text:p/>
        </draw:connector>
        <draw:connector draw:style-name="gr2" draw:text-style-name="P1" draw:layer="controls" svg:x1="14.75cm" svg:y1="5cm" svg:x2="5.67cm" svg:y2="5.276cm" draw:start-shape="id2" draw:start-glue-point="2" draw:end-shape="id3" draw:end-glue-point="0" svg:d="M14750 5000v502h-4414v-727h-4666v501" svg:viewBox="0 0 9081 728">
          <text:p/>
        </draw:connector>
        <draw:custom-shape draw:style-name="gr3" draw:text-style-name="P2" xml:id="id6" draw:id="id6" draw:layer="controls" svg:width="4.75cm" svg:height="3.5cm" svg:x="12.375cm" svg:y="10.75cm">
          <text:p text:style-name="P2">Last<text:line-break/>deformation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controls" svg:width="4.75cm" svg:height="3.5cm" svg:x="3.295cm" svg:y="15.75cm">
          <text:p text:style-name="P2">Last<text:line-break/>pressure<text:line-break/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" draw:id="id1" draw:layer="controls" svg:width="3cm" svg:height="1.5cm" svg:x="13.25cm" svg:y="1.25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controls" svg:width="3cm" svg:height="1.5cm" svg:x="22.75cm" svg:y="17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controls" svg:width="7cm" svg:height="1.5cm" svg:x="11.25cm" svg:y="3.5cm">
          <text:p text:style-name="P2">Select 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controls" svg:width="6cm" svg:height="1.75cm" svg:x="11.75cm" svg:y="7.25cm">
          <text:p text:style-name="P2">Select deform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controls" svg:x1="5.67cm" svg:y1="12.776cm" svg:x2="14.75cm" svg:y2="7.25cm" draw:start-shape="id3" draw:start-glue-point="2" draw:end-shape="id4" draw:end-glue-point="0" svg:d="M5670 12776v502h4916v-6529h4164v501" svg:viewBox="0 0 9081 6530">
          <text:p/>
        </draw:connector>
        <draw:connector draw:style-name="gr8" draw:text-style-name="P1" draw:layer="controls" svg:x1="14.75cm" svg:y1="9cm" svg:x2="24.25cm" svg:y2="4.5cm" draw:start-shape="id4" draw:start-glue-point="2" draw:end-shape="id5" draw:end-glue-point="0" svg:d="M14750 9000v502h4126v-5503h5374v501" svg:viewBox="0 0 9501 5504">
          <text:p/>
        </draw:connector>
        <draw:connector draw:style-name="gr9" draw:text-style-name="P1" draw:layer="controls" svg:x1="24.25cm" svg:y1="10.75cm" svg:x2="14.75cm" svg:y2="10.75cm" draw:start-shape="id5" draw:start-glue-point="2" draw:end-shape="id6" draw:end-glue-point="4" svg:d="M24250 10750v502h-5687v-1003h-3813v501" svg:viewBox="0 0 9501 1004">
          <text:p/>
        </draw:connector>
        <draw:connector draw:style-name="gr10" draw:text-style-name="P1" draw:layer="controls" svg:x1="12.375cm" svg:y1="12.5cm" svg:x2="14.75cm" svg:y2="7.25cm" draw:start-shape="id6" draw:start-glue-point="5" draw:end-shape="id4" draw:end-glue-point="0" svg:d="M12375 12500h-1126v-5751h3501v501" svg:viewBox="0 0 3502 5752">
          <text:p/>
        </draw:connector>
        <draw:custom-shape draw:style-name="gr11" draw:text-style-name="P2" xml:id="id8" draw:id="id8" draw:layer="controls" svg:width="6.75cm" svg:height="2.25cm" svg:x="11.375cm" svg:y="16.5cm">
          <text:p text:style-name="P2">Build and solve<text:line-break/>the eq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controls" svg:x1="8.045cm" svg:y1="17.5cm" svg:x2="14.75cm" svg:y2="16.5cm" draw:start-shape="id7" draw:start-glue-point="7" draw:end-shape="id8" draw:end-glue-point="0" svg:d="M8045 17500h1666v-1501h5039v501" svg:viewBox="0 0 6706 1502">
          <text:p/>
        </draw:connector>
        <draw:connector draw:style-name="gr13" draw:text-style-name="P1" draw:layer="controls" svg:x1="14.75cm" svg:y1="18.75cm" svg:x2="24.25cm" svg:y2="17cm" draw:start-shape="id8" draw:start-glue-point="2" draw:end-shape="id9" draw:end-glue-point="4" svg:d="M14750 18750v502h5688v-2753h3812v501" svg:viewBox="0 0 9501 2754">
          <text:p/>
        </draw:connector>
        <draw:connector draw:style-name="gr14" draw:text-style-name="P1" draw:layer="controls" draw:line-skew="-1.294cm" svg:x1="3.295cm" svg:y1="17.5cm" svg:x2="14.75cm" svg:y2="3.5cm" draw:start-shape="id7" draw:start-glue-point="5" draw:end-shape="id2" draw:end-glue-point="0" svg:d="M3295 17500h-1795v-14501h13250v501" svg:viewBox="0 0 13251 14502">
          <text:p/>
        </draw:connector>
        <draw:connector draw:style-name="gr15" draw:text-style-name="P1" draw:layer="controls" svg:x1="17.125cm" svg:y1="12.5cm" svg:x2="5.67cm" svg:y2="15.75cm" draw:start-shape="id6" draw:start-glue-point="7" draw:end-shape="id7" draw:end-glue-point="4" svg:d="M17125 12500h502v2501h-11957v749" svg:viewBox="0 0 11958 3251">
          <text:p/>
        </draw:connector>
        <draw:g>
          <draw:custom-shape draw:style-name="gr16" draw:text-style-name="P3" xml:id="id3" draw:id="id3" draw:layer="controls" svg:width="7.5cm" svg:height="7.5cm" svg:x="1.92cm" svg:y="5.276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xml:id="id10" draw:id="id10" draw:layer="controls" svg:width="4.5cm" svg:height="1.25cm" svg:x="3.42cm" svg:y="6.276cm">
            <text:p text:style-name="P2">Optimize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xml:id="id11" draw:id="id11" draw:layer="controls" svg:width="5.5cm" svg:height="1.25cm" svg:x="2.92cm" svg:y="8.376cm">
            <text:p text:style-name="P2">Optimize 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xml:id="id12" draw:id="id12" draw:layer="controls" svg:width="6.375cm" svg:height="1.45cm" svg:x="2.483cm" svg:y="10.276cm">
            <text:p text:style-name="P2">Optimize cell+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" draw:layer="controls" svg:x1="5.67cm" svg:y1="7.526cm" svg:x2="5.67cm" svg:y2="8.376cm" draw:start-shape="id10" draw:start-glue-point="2" draw:end-shape="id11" draw:end-glue-point="0" svg:d="M5670 7526v850" svg:viewBox="0 0 1 851">
            <text:p/>
          </draw:connector>
          <draw:connector draw:style-name="gr21" draw:text-style-name="P1" draw:layer="controls" svg:x1="5.67cm" svg:y1="9.626cm" svg:x2="5.67cm" svg:y2="10.276cm" draw:start-shape="id11" draw:start-glue-point="2" draw:end-shape="id12" draw:end-glue-point="0" svg:d="M5670 9626v650" svg:viewBox="0 0 1 651">
            <text:p/>
          </draw:connector>
          <draw:connector draw:style-name="gr22" draw:text-style-name="P1" draw:layer="controls" svg:x1="5.67cm" svg:y1="11.726cm" svg:x2="5.67cm" svg:y2="12.776cm" draw:start-shape="id12" draw:start-glue-point="2" draw:end-shape="id3" draw:end-glue-point="2" svg:d="M5670 11726v1050" svg:viewBox="0 0 1 1051">
            <text:p/>
          </draw:connector>
          <draw:connector draw:style-name="gr23" draw:text-style-name="P1" draw:layer="controls" svg:x1="5.67cm" svg:y1="5.276cm" svg:x2="5.67cm" svg:y2="6.276cm" draw:start-shape="id3" draw:start-glue-point="0" draw:end-shape="id10" draw:end-glue-point="0" svg:d="M5670 5276v1000" svg:viewBox="0 0 1 1001">
            <text:p/>
          </draw:connector>
        </draw:g>
        <draw:g>
          <draw:custom-shape draw:style-name="gr24" draw:text-style-name="P3" xml:id="id5" draw:id="id5" draw:layer="controls" svg:width="8.5cm" svg:height="6.25cm" svg:x="20cm" svg:y="4.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xml:id="id13" draw:id="id13" draw:layer="controls" svg:width="5.5cm" svg:height="1.25cm" svg:x="21.5cm" svg:y="5.5cm">
            <text:p text:style-name="P2">Optimize IDOF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xml:id="id14" draw:id="id14" draw:layer="controls" svg:width="6.25cm" svg:height="2cm" svg:x="21.125cm" svg:y="7.5cm">
            <text:p text:style-name="P2">Calculate stress<text:line-break/>tens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1" draw:layer="controls" svg:x1="24.25cm" svg:y1="4.5cm" svg:x2="24.25cm" svg:y2="5.5cm" draw:start-shape="id5" draw:start-glue-point="0" draw:end-shape="id13" draw:end-glue-point="0" svg:d="M24250 4500v1000" svg:viewBox="0 0 1 1001">
            <text:p/>
          </draw:connector>
          <draw:connector draw:style-name="gr27" draw:text-style-name="P1" draw:layer="controls" svg:x1="24.25cm" svg:y1="6.75cm" svg:x2="24.25cm" svg:y2="7.5cm" draw:start-shape="id13" draw:start-glue-point="2" draw:end-shape="id14" draw:end-glue-point="0" svg:d="M24250 6750v750" svg:viewBox="0 0 1 751">
            <text:p/>
          </draw:connector>
          <draw:connector draw:style-name="gr28" draw:text-style-name="P1" draw:layer="controls" svg:x1="24.25cm" svg:y1="9.5cm" svg:x2="24.25cm" svg:y2="10.75cm" draw:start-shape="id14" draw:start-glue-point="2" draw:end-shape="id5" draw:end-glue-point="2" svg:d="M24250 9500v1250" svg:viewBox="0 0 1 12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4" draw:display-name="Groty strzałek 14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17" draw:display-name="Groty strzałek 17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17:32:27.437709617</meta:creation-date>
    <dc:date>2023-04-02T23:57:07.923055538</dc:date>
    <meta:editing-duration>PT1M46S</meta:editing-duration>
    <meta:editing-cycles>1</meta:editing-cycles>
    <meta:document-statistic meta:object-count="33"/>
    <meta:generator>LibreOffice/7.0.4.2$Linux_X86_64 LibreOffice_project/00$Build-2</meta:generator>
  </office:meta>
</office:document-meta>
</file>